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text-properties style:font-name="Consolas" style:text-underline-style="none" fo:font-weight="bold" style:font-weight-asian="bold" style:font-weight-complex="bold"/>
    </style:style>
    <style:style style:name="P3" style:family="paragraph" style:parent-style-name="Standard">
      <style:text-properties style:font-name="Consolas"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Consolas" fo:font-weight="bold" style:font-weight-asian="bold" style:font-weight-complex="bold"/>
    </style:style>
    <style:style style:name="P5" style:family="paragraph" style:parent-style-name="Standard">
      <style:text-properties style:font-name="Consolas"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Constantia"/>
    </style:style>
    <style:style style:name="T6" style:family="text">
      <style:text-properties style:font-name="Constantia" fo:font-weight="bold" style:font-weight-asian="bold" style:font-weight-complex="bold"/>
    </style:style>
    <style:style style:name="T7" style:family="text">
      <style:text-properties style:font-name="Constantia" style:text-underline-style="none" fo:font-weight="bold" style:font-weight-asian="bold" style:font-weight-complex="bold"/>
    </style:style>
    <style:style style:name="T8" style:family="text">
      <style:text-properties style:font-name="Consolas"/>
    </style:style>
    <style:style style:name="T9" style:family="text">
      <style:text-properties style:font-name="Consolas" fo:font-weight="bold" style:font-weight-asian="bold" style:font-weight-complex="bold"/>
    </style:style>
    <style:style style:name="T10" style:family="text">
      <style:text-properties style:font-name="Consolas"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Job 2 : </text:span><text:line-break/><text:line-break/>Le terminal s'ouvre en mode JavaScript : taper \sql pour passer en mode SQL. <text:line-break/><text:line-break/>MySQL <text:s/>SQL &gt; CREATE DATABASE LaPlateforme;</text:p>
      <text:p text:style-name="P1">ERROR: Not connected.</text:p>
      <text:p text:style-name="P1"/>
      <text:p text:style-name="Standard"><text:span text:style-name="T8">Car oublié le job1 : <text:line-break/>Pour lancer le serveur : installer depuis MySQL installer comme service Windows<text:line-break/>\connect </text:span><text:a xlink:type="simple" xlink:href="mailto:root@localhost" text:style-name="Internet_20_link" text:visited-style-name="Visited_20_Internet_20_Link"><text:span text:style-name="T8">root@localhost</text:span></text:a><text:span text:style-name="T8"><text:line-break/><text:line-break/></text:span><text:span text:style-name="T9">CREATE DATABASE LaPlateforme;</text:span></text:p>
      <text:p text:style-name="P1">Query OK, 1 row affected (0.0283 sec)<text:line-break/><text:line-break/><text:span text:style-name="T1">SHOW DATABASES;</text:span>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laplateforme <text:s text:c="6"/>|</text:p>
      <text:p text:style-name="P1">| mysql <text:s text:c="13"/>|</text:p>
      <text:p text:style-name="P1">| performance_schema |</text:p>
      <text:p text:style-name="P1">| sys <text:s text:c="15"/>|</text:p>
      <text:p text:style-name="P1">+--------------------+</text:p>
      <text:p text:style-name="P1">5 rows in set (0.0016 sec)<text:line-break/><text:line-break/></text:p>
      <text:p text:style-name="P1"><text:span text:style-name="T2">Job 3 : <text:line-break/><text:line-break/></text:span><text:span text:style-name="T3">USE LaPlateforme;<text:line-break/></text:span><text:span text:style-name="T4">Default schema set to `LaPlateforme`.</text:span></text:p>
      <text:p text:style-name="P1"><text:span text:style-name="T4">Fetching global names, object names from `laplateforme` for auto-completion... Press ^C to stop.</text:span><text:span text:style-name="T3"><text:line-break/><text:line-break/>CREATE TABLE etudiant (</text:span></text:p>
      <text:p text:style-name="P2"><text:s text:c="4"/>id INT NOT NULL AUTO_INCREMENT,</text:p>
      <text:p text:style-name="P2"><text:s text:c="4"/>nom VARCHAR(255) NOT NULL,</text:p>
      <text:p text:style-name="P2"><text:s text:c="4"/>prenom VARCHAR(255) NOT NULL,</text:p>
      <text:p text:style-name="P2"><text:s text:c="4"/>age INT NOT NULL,</text:p>
      <text:p text:style-name="P2"><text:s text:c="4"/>email VARCHAR(255) NOT NULL,</text:p>
      <text:p text:style-name="P2"><text:s text:c="4"/>PRIMARY KEY (id)</text:p>
      <text:p text:style-name="P1"><text:span text:style-name="T3">);</text:span><text:line-break/></text:p>
      <text:p text:style-name="P1">Not null : les champs ne peuvent etre vides <text:line-break/>Auto-increment : Id se genere seul et augmente <text:line-break/>Primary key : chaque ID est unique </text:p>
      <text:p text:style-name="P1"/>
      <text:p text:style-name="P1">Pour vérifier : </text:p>
      <text:p text:style-name="P4">SHOW TABLES;</text:p>
      <text:p text:style-name="P4"><text:soft-page-break/></text:p>
      <text:p text:style-name="P5">Job4 : </text:p>
      <text:p text:style-name="P4">DESCRIBE etudiant;</text:p>
      <text:p text:style-name="P4"/>
      <text:p text:style-name="P5">Job 5:<text:line-break/><text:line-break/><text:span text:style-name="T3">INSERT INTO etudiant (nom, prenom, age, email) VALUES</text:span></text:p>
      <text:p text:style-name="P2">('Spaghetti', 'Betty', 23, 'betty.spaghetti@laplateforme.io'),</text:p>
      <text:p text:style-name="P2">('Steak', 'Chuck', 45, 'chuck.steak@laplateforme.io'),</text:p>
      <text:p text:style-name="P2">('Doe', 'John', 18, 'john.doe@laplateforme.io'),</text:p>
      <text:p text:style-name="P2">('Barnes', 'Binkie', 16, 'binkie.barnes@laplateforme.io'),</text:p>
      <text:p text:style-name="P6"><text:span text:style-name="T10">('Dupuis', 'Gertrude', 20, </text:span><text:a xlink:type="simple" xlink:href="mailto:'gertrude.dupuis@laplateforme.io" text:style-name="Internet_20_link" text:visited-style-name="Visited_20_Internet_20_Link"><text:span text:style-name="T8">'gertrude.dupuis@laplateforme.io</text:span></text:a><text:span text:style-name="T10">');</text:span><text:span text:style-name="T8"><text:line-break/></text:span></text:p>
      <text:p text:style-name="P5">Job 6 : </text:p>
      <text:p text:style-name="P3">Pour vérifier: </text:p>
      <text:p text:style-name="P2">SELECT * FROM etudiant;</text:p>
      <text:p text:style-name="P3"/>
      <text:p text:style-name="P5">Job 7 :</text:p>
      <text:p text:style-name="P5"/>
      <text:p text:style-name="P3">Pas dans SQL mais dans CMD : <text:line-break/><text:line-break/><text:span text:style-name="T1">"C:\Program Files\MySQL\MySQL Server 8.0\bin\mysqldump.exe" -u root -p LaPlateforme &gt; laplateforme.sql<text:line-break/><text:line-break/></text:span>PowerShell interprète le symbole “&gt;” comme un opérateur interne avant d’exécuter la commande,</text:p>
      <text:p text:style-name="P3">ce qui provoque une erreur avec mysqldump. <text:s/></text:p>
      <text:p text:style-name="P3">CMD, lui, laisse la commande s’exécuter normalement et redirige ensuite la sortie vers un fichier.</text:p>
      <text:p text:style-name="P3">C’est pour cela que la commande fonctionne dans CMD mais échoue dans PowerShell.</text:p>
      <text:p text:style-name="P3"/>
      <text:p text:style-name="P3">mysqldump.exe n’est pas ajouté automatiquement au PATH Windows.</text:p>
      <text:p text:style-name="P3">Il faut donc indiquer son emplacement exact :</text:p>
      <text:p text:style-name="P3">C:\Program Files\MySQL\MySQL Server 8.0\bin\</text:p>
      <text:p text:style-name="P3">C’est le dossier où MySQL Server installe ses outils (dont mysqldump).</text:p>
      <text:p text:style-name="P3"/>
      <text:p text:style-name="P3">- "mysqldump.exe" : programme qui exporte une base MySQL.</text:p>
      <text:p text:style-name="P3">- -u root : indique le nom d’utilisateur MySQL (ici root).</text:p>
      <text:p text:style-name="P3">- -p : demande le mot de passe de l’utilisateur.</text:p>
      <text:p text:style-name="P3">- LaPlateforme : nom de la base à sauvegarder.</text:p>
      <text:p text:style-name="P3">- &gt; laplateforme.sql : redirige la sortie de la commande dans un fichier SQL.</text:p>
      <text:p text:style-name="P3"/>
      <text:p text:style-name="P3">Un fichier “laplateforme.sql” est créé dans le dossier courant.</text:p>
      <text:p text:style-name="P3">Il contient toutes les instructions SQL nécessaires pour recréer la base et ses données.</text:p>
      <text:p text:style-name="P2"/>
      <text:p text:style-name="P5">Job 8 : <text:line-break/><text:line-break/><text:span text:style-name="T3">echo SELECT * FROM etudiant WHERE age &lt; 18; &gt; job8.sql</text:span></text:p>
      <text:p text:style-name="P2"><text:soft-page-break/></text:p>
      <text:p text:style-name="P5">Job 09 : <text:line-break/><text:line-break/><text:span text:style-name="T3">echo SELECT * FROM etudiant ORDER BY age ASC; &gt; job9.sql<text:line-break/></text:span></text:p>
      <text:p text:style-name="P5">Job 10 : <text:span text:style-name="T3"><text:line-break/><text:line-break/>echo SELECT * FROM etudiant ORDER BY age DESC; &gt; job10.sql</text:span></text:p>
      <text:p text:style-name="P2"/>
      <text:p text:style-name="P2"/>
      <text:p text:style-name="P5">Job 11 :</text:p>
      <text:p text:style-name="P2"/>
      <text:p text:style-name="P5"><text:span text:style-name="T3">echo SELECT * FROM etudiant WHERE nom = 'Dupuis' AND prenom = 'Gertrude'; &gt; job11.sql<text:line-break/><text:line-break/></text:span>Job12 : <text:span text:style-name="T3"><text:line-break/></text:span></text:p>
      <text:p text:style-name="P2">echo INSERT INTO etudiant (nom, prenom, age, email) VALUES ('Dupuis', 'Martin', 18, 'martin.dupuis@laplateforme.io'); &gt; job12.sql</text:p>
      <text:p text:style-name="P2">echo SELECT * FROM etudiant WHERE nom = 'Dupuis'; &gt;&gt; job12.sql</text:p>
      <text:p text:style-name="P2"/>
      <text:p text:style-name="P5">Job 13 : <text:line-break/><text:line-break/><text:span text:style-name="T3">echo SELECT * FROM etudiant WHERE age BETWEEN 18 AND 25; &gt; job13.sql</text:span></text:p>
      <text:p text:style-name="P5"/>
      <text:p text:style-name="P5">Job 14 : </text:p>
      <text:p text:style-name="P5"/>
      <text:p text:style-name="P2">echo SELECT * FROM etudiant WHERE age BETWEEN 18 AND 25 ORDER BY age ASC; &gt; job14.sql</text:p>
      <text:p text:style-name="P5"/>
      <text:p text:style-name="P5">Job 15 : </text:p>
      <text:p text:style-name="P5"/>
      <text:p text:style-name="P2">echo SELECT * FROM etudiant ORDER BY nom ASC; &gt; job15.sql</text:p>
      <text:p text:style-name="P2"/>
      <text:p text:style-name="P5">Job 16 : </text:p>
      <text:p text:style-name="P5"/>
      <text:p text:style-name="P2">echo SELECT * FROM etudiant WHERE prenom LIKE 'b%'; &gt; job16.sql</text:p>
      <text:p text:style-name="P5"/>
      <text:p text:style-name="P5">Job 17 : </text:p>
      <text:p text:style-name="P5"/>
      <text:p text:style-name="P2">UPDATE etudiant</text:p>
      <text:p text:style-name="P2">SET age = 20</text:p>
      <text:p text:style-name="P2">WHERE nom = 'Spaghetti' AND prenom = 'Betty';</text:p>
      <text:p text:style-name="P5"/>
      <text:p text:style-name="P5">et pour vérifier :<text:line-break/><text:line-break/><text:span text:style-name="T3">SELECT * FROM etudiant</text:span></text:p>
      <text:p text:style-name="P2">WHERE nom = 'Spaghetti' AND prenom = 'Betty';</text:p>
      <text:p text:style-name="P5"/>
      <text:p text:style-name="P5">Job 18 : </text:p>
      <text:p text:style-name="P5"/>
      <text:p text:style-name="P2"><text:soft-page-break/>DELETE FROM etudiant</text:p>
      <text:p text:style-name="P2">WHERE nom = 'Doe' AND prenom = 'John';</text:p>
      <text:p text:style-name="P2"/>
      <text:p text:style-name="P5">Job 19 : </text:p>
      <text:p text:style-name="P5"/>
      <text:p text:style-name="P2">SELECT COUNT(*) FROM etudiant;</text:p>
      <text:p text:style-name="P5"/>
      <text:p text:style-name="P5">Job 20 : </text:p>
      <text:p text:style-name="P5"/>
      <text:p text:style-name="P2">SELECT COUNT(*) FROM etudiant</text:p>
      <text:p text:style-name="P2">WHERE age &lt; 18;</text:p>
      <text:p text:style-name="P5">Job 21 : </text:p>
      <text:p text:style-name="P5"/>
      <text:p text:style-name="P2">SELECT COUNT(*) FROM etudiant</text:p>
      <text:p text:style-name="P2">WHERE age BETWEEN 18 AND 25;</text:p>
      <text:p text:style-name="P2"/>
      <text:p text:style-name="P5">Job 22 : <text:line-break/><text:line-break/><text:span text:style-name="T3">SELECT * FROM etudiant</text:span></text:p>
      <text:p text:style-name="P2">ORDER BY age ASC</text:p>
      <text:p text:style-name="P2">LIMIT 1;</text:p>
      <text:p text:style-name="P2"/>
      <text:p text:style-name="P5">Job 23 : </text:p>
      <text:p text:style-name="P5"/>
      <text:p text:style-name="P2">SELECT * FROM etudiant</text:p>
      <text:p text:style-name="P2">ORDER BY age DESC</text:p>
      <text:p text:style-name="P2">LIMIT 1;</text:p>
      <text:p text:style-name="P5"/>
      <text:p text:style-name="P5">Job 24 : <text:line-break/><text:span text:style-name="T3"><text:line-break/>SELECT AVG(age) FROM etudiant;</text:span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42M34S</meta:editing-duration>
    <meta:editing-cycles>4</meta:editing-cycles>
    <meta:generator>OpenOffice/4.1.15$Win32 OpenOffice.org_project/4115m2$Build-9813</meta:generator>
    <dc:date>2026-03-03T14:27:37.03</dc:date>
    <dc:creator>Nelson Grac</dc:creator>
    <meta:document-statistic meta:table-count="0" meta:image-count="0" meta:object-count="0" meta:page-count="4" meta:paragraph-count="92" meta:word-count="649" meta:character-count="3991"/>
    <meta:user-defined meta:name="Info 1"/>
    <meta:user-defined meta:name="Info 2"/>
    <meta:user-defined meta:name="Info 3"/>
    <meta:user-defined meta:name="Info 4"/>
  </office:meta>
</office:document-meta>
</file>